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bcc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stroke="none" draw:fill-color="#c2e0a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stroke="none" draw:fill-color="#8f93c7" draw:textarea-horizontal-align="justify" draw:textarea-vertical-align="top" draw:auto-grow-height="false" fo:min-height="8.03cm" fo:min-width="9.279cm"/>
    </style:style>
    <style:style style:name="gr4" style:family="graphic" style:parent-style-name="standard">
      <style:graphic-properties draw:stroke="none" draw:fill-color="#fedcc6" draw:textarea-horizontal-align="justify" draw:textarea-vertical-align="top" draw:auto-grow-height="false" fo:min-height="8.04cm" fo:min-width="9.311cm"/>
    </style:style>
    <style:style style:name="gr5" style:family="graphic" style:parent-style-name="standard">
      <style:graphic-properties draw:stroke="none" svg:stroke-color="#adc5e7" draw:fill-color="#adc5e7" draw:textarea-horizontal-align="justify" draw:textarea-vertical-align="top" draw:auto-grow-height="false" fo:min-height="3.56cm" fo:min-width="19.09cm"/>
    </style:style>
    <style:style style:name="gr6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7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8" style:family="graphic" style:parent-style-name="objectwithoutfill">
      <style:graphic-properties svg:stroke-width="0.353cm" svg:stroke-color="#8f187c" draw:marker-start-width="0.726cm" draw:marker-end-width="0.726cm" svg:stroke-opacity="100%" draw:fill="none" draw:textarea-vertical-align="middle" fo:padding-top="0.298cm" fo:padding-bottom="0.298cm" fo:padding-left="0.423cm" fo:padding-right="0.42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fffbcc"/>
      <style:paragraph-properties fo:text-align="start"/>
    </style:style>
    <style:style style:name="P3" style:family="paragraph">
      <loext:graphic-properties draw:fill-color="#c2e0ae"/>
      <style:paragraph-properties fo:text-align="start"/>
    </style:style>
    <style:style style:name="P4" style:family="paragraph">
      <loext:graphic-properties draw:fill-color="#8f93c7"/>
      <style:paragraph-properties fo:text-align="start"/>
    </style:style>
    <style:style style:name="P5" style:family="paragraph">
      <loext:graphic-properties draw:fill-color="#fedcc6"/>
      <style:paragraph-properties fo:text-align="start"/>
    </style:style>
    <style:style style:name="P6" style:family="paragraph">
      <loext:graphic-properties draw:fill-color="#adc5e7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4.7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.59cm" svg:height="6.35cm" svg:x="1cm" svg:y="12.3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779cm" svg:height="8.28cm" svg:x="1cm" svg:y="18.653cm">
          <text:p text:style-name="P1"><text:line-break/>Develop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11cm" svg:height="8.29cm" svg:x="10.779cm" svg:y="18.653cm">
          <text:p text:style-name="P1"><text:line-break/>Maintain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7" draw:text-style-name="P9" xml:id="id1" draw:id="id1" draw:layer="layout" svg:width="1.905cm" svg:height="1.905cm" svg:x="4.556cm" svg:y="2.024cm">
          <text:p text:style-name="P8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1.905cm" svg:height="1.905cm" svg:x="15.605cm" svg:y="7.647cm">
          <text:p text:style-name="P8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905cm" svg:height="1.905cm" svg:x="3.54cm" svg:y="7.647cm">
          <text:p text:style-name="P8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1.905cm" svg:height="1.905cm" svg:x="12.589cm" svg:y="7.647cm">
          <text:p text:style-name="P8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0" draw:id="id10" draw:layer="layout" svg:width="1.905cm" svg:height="1.905cm" svg:x="6.556cm" svg:y="7.647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1.905cm" svg:height="1.905cm" svg:x="13.195cm" svg:y="15.74cm">
          <text:p text:style-name="P8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1.905cm" svg:height="1.905cm" svg:x="18.275cm" svg:y="15.74cm">
          <text:p text:style-name="P8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7" draw:id="id7" draw:layer="layout" svg:width="1.905cm" svg:height="1.905cm" svg:x="15.735cm" svg:y="15.74cm">
          <text:p text:style-name="P8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1" draw:id="id21" draw:layer="layout" svg:width="1.905cm" svg:height="1.905cm" svg:x="1.508cm" svg:y="20.939cm">
          <text:p text:style-name="P8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9" draw:id="id19" draw:layer="layout" svg:width="1.905cm" svg:height="1.905cm" svg:x="1.508cm" svg:y="24.622cm">
          <text:p text:style-name="P8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0" draw:id="id20" draw:layer="layout" svg:width="1.905cm" svg:height="1.905cm" svg:x="7.731cm" svg:y="24.622cm">
          <text:p text:style-name="P8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2" draw:id="id22" draw:layer="layout" svg:width="1.905cm" svg:height="1.905cm" svg:x="7.731cm" svg:y="20.939cm">
          <text:p text:style-name="P8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8" draw:id="id18" draw:layer="layout" svg:width="1.905cm" svg:height="1.905cm" svg:x="17.383cm" svg:y="24.495cm">
          <text:p text:style-name="P8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7" draw:id="id17" draw:layer="layout" svg:width="1.905cm" svg:height="1.905cm" svg:x="14.716cm" svg:y="24.495cm">
          <text:p text:style-name="P8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7" draw:text-style-name="P10" xml:id="id2" draw:id="id2" draw:layer="layout" svg:width="1.905cm" svg:height="1.905cm" svg:x="10.99cm" svg:y="2.024cm">
          <text:p text:style-name="P8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1.905cm" svg:height="1.905cm" svg:x="9.573cm" svg:y="7.647cm">
          <text:p text:style-name="P8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905cm" svg:height="1.905cm" svg:x="10.655cm" svg:y="15.74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6" draw:text-style-name="P7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6" draw:text-style-name="P7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6" draw:text-style-name="P7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6" draw:text-style-name="P7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6" draw:text-style-name="P7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6" draw:text-style-name="P7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6" draw:text-style-name="P7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6" draw:text-style-name="P7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9" draw:text-style-name="P11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1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7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6" draw:text-style-name="P7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6" draw:text-style-name="P7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6" draw:text-style-name="P7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6" draw:text-style-name="P7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6" draw:text-style-name="P7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6" draw:text-style-name="P7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6" draw:text-style-name="P7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6" draw:text-style-name="P7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6" draw:text-style-name="P7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10" draw:text-style-name="P11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6" draw:text-style-name="P7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6" draw:text-style-name="P7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6" draw:text-style-name="P7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6" draw:text-style-name="P7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6" draw:text-style-name="P7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  <draw:custom-shape draw:style-name="gr7" draw:text-style-name="P10" xml:id="id14" draw:id="id14" draw:layer="layout" svg:width="1.905cm" svg:height="1.905cm" svg:x="11.125cm" svg:y="10.152cm">
          <text:p text:style-name="P8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5:47:57.130262964</dc:date>
    <meta:editing-duration>PT3H22M56S</meta:editing-duration>
    <meta:editing-cycles>59</meta:editing-cycles>
    <meta:generator>LibreOffice/6.0.7.3$Linux_X86_64 LibreOffice_project/00m0$Build-3</meta:generator>
    <meta:document-statistic meta:object-count="54"/>
  </office:meta>
</office:document-meta>
</file>